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1">
      <style:paragraph-properties fo:margin-left="0cm" fo:margin-right="0cm" fo:text-indent="-0.635cm" style:auto-text-indent="false"/>
    </style:style>
    <style:style style:name="P3" style:family="paragraph" style:parent-style-name="Standard" style:list-style-name="L1">
      <style:paragraph-properties fo:margin-left="0cm" fo:margin-right="0cm" fo:text-indent="0cm" style:auto-text-indent="false"/>
    </style:style>
    <style:style style:name="T1" style:family="text">
      <style:text-properties style:text-underline-style="none"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Présentation des éléments du méta-modèle</text:p>
      <text:p text:style-name="Standard"><text:tab/>1- Description des différentes parties</text:p>
      <text:p text:style-name="Standard"><text:tab/>2- Donner des exemples de construction</text:p>
      <text:p text:style-name="Standard"/>
      <text:p text:style-name="Standard">Présenter les avancements sur la partie extraction des structures d’intérêts :</text:p>
      <text:p text:style-name="Standard"><text:tab/>1- démarche générale</text:p>
      <text:p text:style-name="Standard">La démarche générale est de divisé la structure de la page en bloc ayant une sens pour l'utilisateur (par exemple un menu de navigation). Pour cela on va appliquer un algorithme de segmentation qui va parcourir et diviser la structure de l'arbre suivant des heuristiques définit.</text:p>
      <text:p text:style-name="Standard"><text:span text:style-name="T1">Les heuristiques que l'on utilise prenne en compte les informations de mise en forme associé à chaque nœuds et du type de tag associé au nœud.</text:span></text:p>
      <text:p text:style-name="Standard"><text:span text:style-name="T1"/></text:p>
      <text:p text:style-name="Standard"><text:span text:style-name="T1">Exemple d'informations de mise en forme : </text:span></text:p>
      <text:list xml:id="list106971815" text:style-name="L1">
        <text:list-item>
          <text:list>
            <text:list-item>
              <text:p text:style-name="P1"><text:span text:style-name="T1">on a des noeuds de type breakline</text:span></text:p>
            </text:list-item>
            <text:list-item>
              <text:p text:style-name="P1"><text:span text:style-name="T1">on a des noeuds de type inline</text:span></text:p>
            </text:list-item>
            <text:list-item>
              <text:p text:style-name="P1"><text:span text:style-name="T1">on a des nœuds avec des propriétés de couleur de fond</text:span></text:p>
              <text:p text:style-name="P2"><text:span text:style-name="T1">Exemple d'information d'éléments de structuration : </text:span></text:p>
              <text:list>
                <text:list-item>
                  <text:list>
                    <text:list-item>
                      <text:list>
                        <text:list-header>
                          <text:p text:style-name="P3"><text:span text:style-name="T1"><text:s text:c="12"/>- balise &lt;HR&gt;, &lt;P&gt;, &lt;UL&gt; qui structurent une information</text:span></text:p>
                          <text:p text:style-name="P3"><text:span text:style-name="T1"/></text:p>
                          <text:p text:style-name="P3"><text:span text:style-name="T1">Pour chaque bloc extrait on va lui attribuer un degrés de cohérence. Le degrés de cohérence est élevé si le nœud extrait possède beaucoup de nœud texte ou d'image. Sinon il est faible.</text:span></text:p>
                          <text:p text:style-name="P3"><text:span text:style-name="T1">Suivant le degrés de cohérence on décider de segmenter une nouvelle fois le bloc.</text:span></text:p>
                        </text:list-header>
                      </text:list>
                    </text:list-item>
                  </text:list>
                </text:list-item>
              </text:list>
            </text:list-item>
          </text:list>
        </text:list-item>
      </text:list>
      <text:p text:style-name="Standard"><text:s/></text:p>
      <text:p text:style-name="Standard"><text:tab/>2- résultats<text:tab/></text:p>
      <text:p text:style-name="Standard">Sur des pages simples le segmentation retourne des blocs qui correspondent bien aux blocs que le lecteur d'une page web va identifier.</text:p>
      <text:p text:style-name="Standard">Sur des pages avec beaucoup de contenu la segmentation est trop souple (cf page lemonde ou l'expresse). </text:p>
      <text:p text:style-name="Standard"><text:tab/>2- les points de difficultés. </text:p>
      <text:p text:style-name="Standard">Pour chaque tour il faut fusionner certain bloc pour du faite d'une segmentation parfois trop souple. Approche proposé par VIPS ne marche pas pour les premiers tour de segmentation.</text:p>
      <text:p text:style-name="Standard"/>
      <text:p text:style-name="Standard">Approche que je propose est plutôt d'essayer de rassembler les blocs à chaque tour de segmentation suivant le taille et leur espacement. Premier essaie avec le calcule de la distance minimum en chaque point par un distance cartésienne. (trop gourmand en ressource). Deuxième solution </text:p>
      <text:p text:style-name="Standard"/>
      <text:p text:style-name="Standard">La piste envisagé pour l'extraction de la sémantique des éléments trouver.</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sus </meta:initial-creator>
    <meta:creation-date>2014-05-20T11:01:44</meta:creation-date>
    <dc:date>2014-05-20T17:08:47</dc:date>
    <dc:creator>Asus </dc:creator>
    <meta:editing-duration>PT6H4M37S</meta:editing-duration>
    <meta:editing-cycles>32</meta:editing-cycles>
    <meta:generator>LibreOffice/3.5$Linux_x86 LibreOffice_project/350m1$Build-2</meta:generator>
    <meta:document-statistic meta:table-count="0" meta:image-count="0" meta:object-count="0" meta:page-count="1" meta:paragraph-count="23" meta:word-count="333" meta:character-count="2011" meta:non-whitespace-character-count="1683"/>
  </office:meta>
</office:document-meta>
</file>